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4.91pt"/>
    </style:style>
    <style:style style:name="co2" style:family="table-column">
      <style:table-column-properties fo:break-before="auto" style:column-width="173.59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56.31pt"/>
    </style:style>
    <style:style style:name="co6" style:family="table-column">
      <style:table-column-properties fo:break-before="auto" style:column-width="12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uadro_20_de_20_termos_20_agrupados">
      <style:table-properties table:display="true" style:writing-mode="lr-tb"/>
    </style:style>
    <style:style style:name="ta2" style:family="table" style:master-page-name="PageStyle_5f_Quadro_20_de_20_termos_20_adicionado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adro de termos agrup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ermos selecionados</text:p>
          </table:table-cell>
          <table:table-cell table:style-name="ce1" office:value-type="string" calcext:value-type="string">
            <text:p>Método usado no agrupamento</text:p>
          </table:table-cell>
          <table:table-cell table:style-name="ce1" office:value-type="string" calcext:value-type="string">
            <text:p>Termo equivalente adotado (substituído) - método semi-automátic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cessibilidade</text:p>
            <text:p>acessibilidade digital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acessibilidad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cesso a informação</text:p>
            <text:p>acesso à informação</text:p>
          </table:table-cell>
          <table:table-cell table:style-name="ce4" office:value-type="string" calcext:value-type="string">
            <text:p>Algoritmo Colisão de Chaves, Fingerprint</text:p>
          </table:table-cell>
          <table:table-cell table:style-name="ce4" office:value-type="string" calcext:value-type="string">
            <text:p>acesso à inform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gregação</text:p>
            <text:p>agregador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agregador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lgoritmo</text:p>
            <text:p>algoritmo de clusterização hierárquica</text:p>
            <text:p>algoritmo de rede neural</text:p>
            <text:p>algoritmos</text:p>
          </table:table-cell>
          <table:table-cell table:style-name="ce4" office:value-type="string" calcext:value-type="string">
            <text:p>Algoritmo Colisão de Chaves, Daitch-Mokotoff</text:p>
            <text:p>Algoritmo Vizinho Mais Próximo, Levenshtein</text:p>
          </table:table-cell>
          <table:table-cell table:style-name="ce4" office:value-type="string" calcext:value-type="string">
            <text:p>algoritm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ltmetria</text:p>
            <text:p>bibliometria</text:p>
            <text:p>infometria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infometr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nálise de dados</text:p>
            <text:p>análise de dados de vibração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análise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nálise de redes complexas</text:p>
            <text:p>análise de redes de informação</text:p>
            <text:p>análise de redes sociais</text:p>
            <text:p>análise de redes de pesquisa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análise de rede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prendizado de máquina</text:p>
            <text:p>aprendizagem máquina</text:p>
            <text:p>machine learning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aprendizado de máquin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rquitetura da informação</text:p>
            <text:p>arquitetura da informação para processos de negócio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arquitetura da inform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utoridade nacional de proteção de dados</text:p>
            <text:p>política nacional de proteção de dados e privacidade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política nacional de proteç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banco de dados</text:p>
            <text:p>bases de dados</text:p>
            <text:p>bases de dados brasileiras</text:p>
            <text:p>bases de dados em rede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banc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bases de dados</text:p>
            <text:p>bases de dados brasileiras</text:p>
            <text:p>bases de dados em rede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bases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biblioteca</text:p>
            <text:p>bibliotecas</text:p>
          </table:table-cell>
          <table:table-cell table:style-name="ce4" office:value-type="string" calcext:value-type="string">
            <text:p>Algoritmo Vizinho Mais Próximo, Levenshtein (raio 2)</text:p>
          </table:table-cell>
          <table:table-cell table:style-name="ce4" office:value-type="string" calcext:value-type="string">
            <text:p>bibliotec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iclo de vida dos dados</text:p>
            <text:p>ciclo de vida de dados</text:p>
            <text:p>ciclo de vida</text:p>
          </table:table-cell>
          <table:table-cell table:style-name="ce4" office:value-type="string" calcext:value-type="string">
            <text:p>Algoritmo colisão de chaves, Ngram-Fingerprint (tamanho 1)</text:p>
            <text:p>Daitch-Mokotoff</text:p>
          </table:table-cell>
          <table:table-cell table:style-name="ce4" office:value-type="string" calcext:value-type="string">
            <text:p>ciclo de vida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iência aberta</text:p>
            <text:p>ciências abertas</text:p>
          </table:table-cell>
          <table:table-cell table:style-name="ce4" office:value-type="string" calcext:value-type="string">
            <text:p>Algoritmo Colisão de Chaves, Beider-Morse</text:p>
          </table:table-cell>
          <table:table-cell table:style-name="ce4" office:value-type="string" calcext:value-type="string">
            <text:p>ciência abert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iência da informação</text:p>
            <text:p>paradigmas da ciência da informação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ciência da inform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iência de dados</text:p>
            <text:p>ciência dos dados</text:p>
          </table:table-cell>
          <table:table-cell table:style-name="ce4" office:value-type="string" calcext:value-type="string">
            <text:p>Algoritmo colisão de chaves, Ngram-Fingerprint (tamanho 1)</text:p>
          </table:table-cell>
          <table:table-cell table:style-name="ce4" office:value-type="string" calcext:value-type="string">
            <text:p>ciência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olaboração científica</text:p>
            <text:p>comunicação científica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colaboração científic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ompetência em dados</text:p>
            <text:p>competência em dados de pesquisa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competência em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ompetência em dados</text:p>
            <text:p>competência em informação</text:p>
            <text:p>competência informacional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competênc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uradoria de dados</text:p>
            <text:p>curadoria digital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curadoria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dos abertos conectados</text:p>
            <text:p>dados conectados abertos</text:p>
          </table:table-cell>
          <table:table-cell table:style-name="ce4" office:value-type="string" calcext:value-type="string">
            <text:p>Algoritmo Colisão de Chaves, Fingerprint</text:p>
          </table:table-cell>
          <table:table-cell table:style-name="ce4" office:value-type="string" calcext:value-type="string">
            <text:p>dados abertos conect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dos abertos conectados</text:p>
            <text:p>workflow para dados abertos conectados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dados abertos conect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dos abertos governamentais</text:p>
            <text:p>dados governamentais abertos</text:p>
          </table:table-cell>
          <table:table-cell table:style-name="ce4" office:value-type="string" calcext:value-type="string">
            <text:p>Algoritmo Colisão de Chaves, Fingerprint</text:p>
          </table:table-cell>
          <table:table-cell table:style-name="ce4" office:value-type="string" calcext:value-type="string">
            <text:p>dados abertos governamentai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dos conectad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dados lig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dos de pesquisa</text:p>
            <text:p>dado de pesquisa</text:p>
          </table:table-cell>
          <table:table-cell table:style-name="ce4" office:value-type="string" calcext:value-type="string">
            <text:p>Algoritmo colisão de chaves, Ngram-Fingerprint (tamanho 1)</text:p>
          </table:table-cell>
          <table:table-cell table:style-name="ce4" office:value-type="string" calcext:value-type="string">
            <text:p>dados de pesquis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dos de pesquisa</text:p>
            <text:p>especialistas em dados de pesquisa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dados de pesquis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esenvolvimento de coleções</text:p>
            <text:p>política de desenvolvimento de coleções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desenvolvimento de coleçõe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ireito autoral</text:p>
            <text:p>direito de imagem</text:p>
            <text:p>direitos autorai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direito autoral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isponibilização da informação</text:p>
            <text:p>disseminação de dad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disseminaç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ducação à distância</text:p>
            <text:p>ensino a distância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ensino a distânc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vasão</text:p>
            <text:p>evasão estudantil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evasão estudantil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fator de impacto</text:p>
            <text:p>fatores de impacto</text:p>
          </table:table-cell>
          <table:table-cell table:style-name="ce4" office:value-type="string" calcext:value-type="string">
            <text:p>Algoritmo Vizinho Mais Próximo, PPM (raio 1)</text:p>
          </table:table-cell>
          <table:table-cell table:style-name="ce4" office:value-type="string" calcext:value-type="string">
            <text:p>fator de impact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fotografia</text:p>
            <text:p>fotografias</text:p>
          </table:table-cell>
          <table:table-cell table:style-name="ce4" office:value-type="string" calcext:value-type="string">
            <text:p>Algoritmo Vizinho Mais Próximo, Levenshtein (raio 2)</text:p>
          </table:table-cell>
          <table:table-cell table:style-name="ce4" office:value-type="string" calcext:value-type="string">
            <text:p>fotograf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fusão de dados e informações</text:p>
            <text:p>fusão de dado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fus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erenciamento de dados de proveniência</text:p>
            <text:p>plano de gerenciamento de dados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gerenciament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erenciamento de emergência</text:p>
            <text:p>gerenciamento de emergências</text:p>
          </table:table-cell>
          <table:table-cell table:style-name="ce4" office:value-type="string" calcext:value-type="string">
            <text:p>Algoritmo Colisão de Chaves, Beider-Morse</text:p>
          </table:table-cell>
          <table:table-cell table:style-name="ce4" office:value-type="string" calcext:value-type="string">
            <text:p>gerenciamento de emergênc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estão de dados</text:p>
            <text:p>plano de gestão de dados</text:p>
          </table:table-cell>
          <table:table-cell table:style-name="ce4" office:value-type="string" calcext:value-type="string">
            <text:p>Algoritmo Vizinho Mais Próximo, PPM (raio 1)</text:p>
          </table:table-cell>
          <table:table-cell table:style-name="ce4" office:value-type="string" calcext:value-type="string">
            <text:p>gest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estão de dados de pesquisa</text:p>
            <text:p>gestão de dados</text:p>
            <text:p>gestão de dados científico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gest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vernança corporativa</text:p>
            <text:p>governança de ti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governanç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i geral de proteção de dados</text:p>
            <text:p>lei geral de proteção de dados pessoais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lei geral de proteç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i geral de proteção de dados pessoais</text:p>
            <text:p>lei geral de proteção de dados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lei geral de proteç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rketing científico digital</text:p>
            <text:p>marketing digital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marketing digital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etadados de imagens</text:p>
            <text:p>metadados de negócio</text:p>
            <text:p>metadados descritiv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meta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ineração de texto</text:p>
            <text:p>mineração de dado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miner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odelagem da informação</text:p>
            <text:p>modelagem de dados</text:p>
            <text:p>modelagem de metadado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modelagem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odelagem da informação</text:p>
            <text:p>modelagem de informações da construção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modelagem da inform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ntologias biomédicas</text:p>
            <text:p>ontologias multimídia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ontologi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rganização do conhecimento</text:p>
            <text:p>representação do conhecimento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organização do conheciment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adigma de dados</text:p>
            <text:p>paradigma dos dado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paradigma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vacidade</text:p>
            <text:p>privacidade de dados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privacidade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dução científica</text:p>
            <text:p>produção científica e tecnológica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produção científic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gramas de pós-graduação em ciência da informação</text:p>
            <text:p>pós-graduação em ciência da informação</text:p>
          </table:table-cell>
          <table:table-cell table:style-name="ce4" office:value-type="string" calcext:value-type="string">
            <text:p>Algoritmo colisão de chaves, Ngram-Fingerprint (tamanho 1)</text:p>
          </table:table-cell>
          <table:table-cell table:style-name="ce4" office:value-type="string" calcext:value-type="string">
            <text:p>pós-graduação em ciência da inform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qualidade da informação</text:p>
            <text:p>qualidade de metadados</text:p>
            <text:p>qualidade de dados</text:p>
            <text:p>qualidade dos dados</text:p>
          </table:table-cell>
          <table:table-cell table:style-name="ce4" office:value-type="string" calcext:value-type="string">
            <text:p>Algoritmo Colisão de Chaves, Daitch-Mokotoff</text:p>
            <text:p>Algoritmo Vizinho Mais Próximo, PPM</text:p>
          </table:table-cell>
          <table:table-cell table:style-name="ce4" office:value-type="string" calcext:value-type="string">
            <text:p>qualidade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cursos educacionais abertos</text:p>
            <text:p>recursos educacionais digitais</text:p>
          </table:table-cell>
          <table:table-cell table:style-name="ce4" office:value-type="string" calcext:value-type="string">
            <text:p>Algoritmo Vizinho Mais Próximo, PPM (raio 2)</text:p>
          </table:table-cell>
          <table:table-cell table:style-name="ce4" office:value-type="string" calcext:value-type="string">
            <text:p>recursos educacionai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des neurais</text:p>
            <text:p>redes neurais artificiai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redes neurai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positório de dados</text:p>
            <text:p>repositório de dados científicos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repositóri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positório de dados</text:p>
            <text:p>repositório de mídias</text:p>
            <text:p>repositório digital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repositóri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positórios digitais</text:p>
            <text:p>repositórios de publicações</text:p>
            <text:p>repositórios de dados científicos</text:p>
          </table:table-cell>
          <table:table-cell table:style-name="ce4" office:value-type="string" calcext:value-type="string">
            <text:p>Algoritmo Colisão de Chaves, Daitch-Mokotoff</text:p>
          </table:table-cell>
          <table:table-cell table:style-name="ce4" office:value-type="string" calcext:value-type="string">
            <text:p>repositório de dado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positórios digitais</text:p>
            <text:p>repositórios digitais confiáveis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repositórios digitais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oftware livre</text:p>
            <text:p>softwares livres</text:p>
          </table:table-cell>
          <table:table-cell table:style-name="ce4" office:value-type="string" calcext:value-type="string">
            <text:p>Algoritmo colisão de chaves, Ngram-Fingerprint (tamanho 1)</text:p>
          </table:table-cell>
          <table:table-cell table:style-name="ce4" office:value-type="string" calcext:value-type="string">
            <text:p>software livr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tweet object</text:p>
            <text:p>twitter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twitter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suário</text:p>
            <text:p>usuários</text:p>
          </table:table-cell>
          <table:table-cell table:style-name="ce4" office:value-type="string" calcext:value-type="string">
            <text:p>Algoritmo colisão de chaves, Ngram-Fingerprint (tamanho 1)</text:p>
          </table:table-cell>
          <table:table-cell table:style-name="ce4" office:value-type="string" calcext:value-type="string">
            <text:p>usuári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iolência contra a mulher</text:p>
            <text:p>violência contra as mulheres</text:p>
            <text:p>violência contra mulher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violência contra a mulher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isualização da informação</text:p>
            <text:p>visualização de informações</text:p>
            <text:p>visualização de informação</text:p>
            <text:p>visualização de dados</text:p>
          </table:table-cell>
          <table:table-cell table:style-name="ce4" office:value-type="string" calcext:value-type="string">
            <text:p>Algoritmo Colisão de Chaves, Metaphone3</text:p>
            <text:p>Algoritmo Colisão de Chaves, Daitch-Mokotoff</text:p>
          </table:table-cell>
          <table:table-cell table:style-name="ce4" office:value-type="string" calcext:value-type="string">
            <text:p>visualização da informaçã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isualização de dados</text:p>
            <text:p>visualização de dados abertos</text:p>
          </table:table-cell>
          <table:table-cell table:style-name="ce4" office:value-type="string" calcext:value-type="string">
            <text:p>Algoritmo Colisão de Chaves, Metaphone3</text:p>
          </table:table-cell>
          <table:table-cell table:style-name="ce4" office:value-type="string" calcext:value-type="string">
            <text:p>visualização de dados</text:p>
          </table:table-cell>
          <table:table-cell table:style-name="ce3" table:number-columns-repeated="23"/>
          <table:table-cell table:number-columns-repeated="998"/>
        </table:table-row>
        <table:table-row table:style-name="ro1" table:number-rows-repeated="933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dro de termos adicionados" table:style-name="ta2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Termo original ou resultante do agrupamento</text:p>
          </table:table-cell>
          <table:table-cell table:style-name="ce1" office:value-type="string" calcext:value-type="string">
            <text:p>Termo adicion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rvo artístico universitário</text:p>
          </table:table-cell>
          <table:table-cell table:style-name="ce2" office:value-type="string" calcext:value-type="string">
            <text:p>cultu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rvos culturais</text:p>
          </table:table-cell>
          <table:table-cell table:style-name="ce2" office:value-type="string" calcext:value-type="string">
            <text:p>cultu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sso a dados</text:p>
          </table:table-cell>
          <table:table-cell table:style-name="ce2" office:value-type="string" calcext:value-type="string">
            <text:p>acesso à infor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sso à informação</text:p>
          </table:table-cell>
          <table:table-cell table:style-name="ce2" office:value-type="string" calcext:value-type="string">
            <text:p>acesso a dad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sso aberto</text:p>
          </table:table-cell>
          <table:table-cell table:style-name="ce2" office:value-type="string" calcext:value-type="string">
            <text:p>acesso à infor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ministração pública</text:p>
          </table:table-cell>
          <table:table-cell table:style-name="ce2" office:value-type="string" calcext:value-type="string">
            <text:p>setor públic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tmetri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bientes virtuais de aprendizagem</text:p>
          </table:table-cell>
          <table:table-cell table:style-name="ce2" office:value-type="string" calcext:value-type="string">
            <text:p>edu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is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álise bibliométric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álise de redes</text:p>
          </table:table-cell>
          <table:table-cell table:style-name="ce2" office:value-type="string" calcext:value-type="string">
            <text:p>red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álise exploratória visual</text:p>
          </table:table-cell>
          <table:table-cell table:style-name="ce2" office:value-type="string" calcext:value-type="string">
            <text:p>visualiz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álise métrica da produção científic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álise quali-quanti</text:p>
          </table:table-cell>
          <table:table-cell table:style-name="ce2" office:value-type="string" calcext:value-type="string">
            <text:p>análise quantitativ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ação semântica</text:p>
          </table:table-cell>
          <table:table-cell table:style-name="ce2" office:value-type="string" calcext:value-type="string">
            <text:p>semânt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visa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licação web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izado de ontologia</text:p>
          </table:table-cell>
          <table:table-cell table:style-name="ce2" office:value-type="string" calcext:value-type="string">
            <text:p>ontolog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boviroses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co de imagens</text:p>
          </table:table-cell>
          <table:table-cell table:style-name="ce2" office:value-type="string" calcext:value-type="string">
            <text:p>image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es de dados em rede</text:p>
          </table:table-cell>
          <table:table-cell table:style-name="ce2" office:value-type="string" calcext:value-type="string">
            <text:p>red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liometri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siliana museus</text:p>
          </table:table-cell>
          <table:table-cell table:style-name="ce2" office:value-type="string" calcext:value-type="string">
            <text:p>muse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es</text:p>
          </table:table-cell>
          <table:table-cell table:style-name="ce2" office:value-type="string" calcext:value-type="string">
            <text:p>edu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dades inteligentes</text:p>
          </table:table-cell>
          <table:table-cell table:style-name="ce2" office:value-type="string" calcext:value-type="string">
            <text:p>c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ência cidadã</text:p>
          </table:table-cell>
          <table:table-cell table:style-name="ce2" office:value-type="string" calcext:value-type="string">
            <text:p>cidad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ltas médicas especializadas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vid-19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os abertos conectados</text:p>
          </table:table-cell>
          <table:table-cell table:style-name="ce2" office:value-type="string" calcext:value-type="string">
            <text:p>dados aber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os abertos conectados</text:p>
          </table:table-cell>
          <table:table-cell table:style-name="ce2" office:value-type="string" calcext:value-type="string">
            <text:p>dados ligad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os abertos conectados</text:p>
          </table:table-cell>
          <table:table-cell table:style-name="ce2" office:value-type="string" calcext:value-type="string">
            <text:p>dados aber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os abertos de pesquisa</text:p>
          </table:table-cell>
          <table:table-cell table:style-name="ce2" office:value-type="string" calcext:value-type="string">
            <text:p>dados aber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os abertos governamentais</text:p>
          </table:table-cell>
          <table:table-cell table:style-name="ce2" office:value-type="string" calcext:value-type="string">
            <text:p>dados aber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aset arboviroses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ção de falhas</text:p>
          </table:table-cell>
          <table:table-cell table:style-name="ce2" office:value-type="string" calcext:value-type="string">
            <text:p>falh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gnóstico de falhas</text:p>
          </table:table-cell>
          <table:table-cell table:style-name="ce2" office:value-type="string" calcext:value-type="string">
            <text:p>falh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nâmica de redes temáticas</text:p>
          </table:table-cell>
          <table:table-cell table:style-name="ce2" office:value-type="string" calcext:value-type="string">
            <text:p>red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ito autoral</text:p>
          </table:table-cell>
          <table:table-cell table:style-name="ce2" office:value-type="string" calcext:value-type="string">
            <text:p>dire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itos fundamentais</text:p>
          </table:table-cell>
          <table:table-cell table:style-name="ce2" office:value-type="string" calcext:value-type="string">
            <text:p>dire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sertações e teses</text:p>
          </table:table-cell>
          <table:table-cell table:style-name="ce2" office:value-type="string" calcext:value-type="string">
            <text:p>pós-gradu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ino a distância</text:p>
          </table:table-cell>
          <table:table-cell table:style-name="ce2" office:value-type="string" calcext:value-type="string">
            <text:p>edu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ino aprendizagem</text:p>
          </table:table-cell>
          <table:table-cell table:style-name="ce2" office:value-type="string" calcext:value-type="string">
            <text:p>edu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dos métricos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asão estudantil</text:p>
          </table:table-cell>
          <table:table-cell table:style-name="ce2" office:value-type="string" calcext:value-type="string">
            <text:p>edu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tos científicos</text:p>
          </table:table-cell>
          <table:table-cell table:style-name="ce2" office:value-type="string" calcext:value-type="string">
            <text:p>even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has de freios</text:p>
          </table:table-cell>
          <table:table-cell table:style-name="ce2" office:value-type="string" calcext:value-type="string">
            <text:p>falh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nças descentralizadas</text:p>
          </table:table-cell>
          <table:table-cell table:style-name="ce2" office:value-type="string" calcext:value-type="string">
            <text:p>finanç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lksonomi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enciamento de dados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enciamento de emergência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enciamento de riscos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ão de dados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ão de documentos arquivísticos digitais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ão do conhecimento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vernança</text:p>
          </table:table-cell>
          <table:table-cell table:style-name="ce2" office:value-type="string" calcext:value-type="string">
            <text:p>gest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fos de conhecimento</text:p>
          </table:table-cell>
          <table:table-cell table:style-name="ce2" office:value-type="string" calcext:value-type="string">
            <text:p>graf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entidade da ci</text:p>
          </table:table-cell>
          <table:table-cell table:style-name="ce2" office:value-type="string" calcext:value-type="string">
            <text:p>ciência da infor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índice-h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rmetri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ituições culturais</text:p>
          </table:table-cell>
          <table:table-cell table:style-name="ce2" office:value-type="string" calcext:value-type="string">
            <text:p>cultu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ituto brasileiro de museus</text:p>
          </table:table-cell>
          <table:table-cell table:style-name="ce2" office:value-type="string" calcext:value-type="string">
            <text:p>muse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ligência artificial generativa</text:p>
          </table:table-cell>
          <table:table-cell table:style-name="ce2" office:value-type="string" calcext:value-type="string">
            <text:p>inteligência artifi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treiros de cidade</text:p>
          </table:table-cell>
          <table:table-cell table:style-name="ce2" office:value-type="string" calcext:value-type="string">
            <text:p>c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guagens imagéticas</text:p>
          </table:table-cell>
          <table:table-cell table:style-name="ce2" office:value-type="string" calcext:value-type="string">
            <text:p>image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ção web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rcado financeiro</text:p>
          </table:table-cell>
          <table:table-cell table:style-name="ce2" office:value-type="string" calcext:value-type="string">
            <text:p>finanç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adados de imagem</text:p>
          </table:table-cell>
          <table:table-cell table:style-name="ce2" office:value-type="string" calcext:value-type="string">
            <text:p>metadad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adados de imagens</text:p>
          </table:table-cell>
          <table:table-cell table:style-name="ce2" office:value-type="string" calcext:value-type="string">
            <text:p>image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eração de dados</text:p>
          </table:table-cell>
          <table:table-cell table:style-name="ce2" office:value-type="string" calcext:value-type="string">
            <text:p>min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eração de texto</text:p>
          </table:table-cell>
          <table:table-cell table:style-name="ce2" office:value-type="string" calcext:value-type="string">
            <text:p>min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seu</text:p>
          </table:table-cell>
          <table:table-cell table:style-name="ce2" office:value-type="string" calcext:value-type="string">
            <text:p>cultu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jetos de aprendizagem</text:p>
          </table:table-cell>
          <table:table-cell table:style-name="ce2" office:value-type="string" calcext:value-type="string">
            <text:p>educ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ção da informação</text:p>
          </table:table-cell>
          <table:table-cell table:style-name="ce2" office:value-type="string" calcext:value-type="string">
            <text:p>organiz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ção do conhecimento</text:p>
          </table:table-cell>
          <table:table-cell table:style-name="ce2" office:value-type="string" calcext:value-type="string">
            <text:p>organiz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drões de metadados</text:p>
          </table:table-cell>
          <table:table-cell table:style-name="ce2" office:value-type="string" calcext:value-type="string">
            <text:p>metadad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ção cidadã</text:p>
          </table:table-cell>
          <table:table-cell table:style-name="ce2" office:value-type="string" calcext:value-type="string">
            <text:p>cidad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rimônio cultural</text:p>
          </table:table-cell>
          <table:table-cell table:style-name="ce2" office:value-type="string" calcext:value-type="string">
            <text:p>cultu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o de dados abertos da capes</text:p>
          </table:table-cell>
          <table:table-cell table:style-name="ce2" office:value-type="string" calcext:value-type="string">
            <text:p>dados aber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lítica de privacidade</text:p>
          </table:table-cell>
          <table:table-cell table:style-name="ce2" office:value-type="string" calcext:value-type="string">
            <text:p>privac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ós-graduação em ciência da informação</text:p>
          </table:table-cell>
          <table:table-cell table:style-name="ce2" office:value-type="string" calcext:value-type="string">
            <text:p>pós-gradu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tação serviço cidadão</text:p>
          </table:table-cell>
          <table:table-cell table:style-name="ce2" office:value-type="string" calcext:value-type="string">
            <text:p>cidad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vacidade de dados</text:p>
          </table:table-cell>
          <table:table-cell table:style-name="ce2" office:value-type="string" calcext:value-type="string">
            <text:p>privacida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ção científic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gramas de Pós-Graduação</text:p>
          </table:table-cell>
          <table:table-cell table:style-name="ce2" office:value-type="string" calcext:value-type="string">
            <text:p>pós-gradu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progra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e humaniza sus</text:p>
          </table:table-cell>
          <table:table-cell table:style-name="ce2" office:value-type="string" calcext:value-type="string">
            <text:p>re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e monopartida</text:p>
          </table:table-cell>
          <table:table-cell table:style-name="ce2" office:value-type="string" calcext:value-type="string">
            <text:p>re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es neurais</text:p>
          </table:table-cell>
          <table:table-cell table:style-name="ce2" office:value-type="string" calcext:value-type="string">
            <text:p>re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re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úso de ontologias</text:p>
          </table:table-cell>
          <table:table-cell table:style-name="ce2" office:value-type="string" calcext:value-type="string">
            <text:p>ontolog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ão sistemática da literatura</text:p>
          </table:table-cell>
          <table:table-cell table:style-name="ce2" office:value-type="string" calcext:value-type="string">
            <text:p>revisão sistemát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úde mental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urança da informação</text:p>
          </table:table-cell>
          <table:table-cell table:style-name="ce2" office:value-type="string" calcext:value-type="string">
            <text:p>seguranç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s de informação em saúde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s de informação em saúde</text:p>
          </table:table-cell>
          <table:table-cell table:style-name="ce2" office:value-type="string" calcext:value-type="string">
            <text:p>sistema de infor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s de informações</text:p>
          </table:table-cell>
          <table:table-cell table:style-name="ce2" office:value-type="string" calcext:value-type="string">
            <text:p>sistema de inform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arql</text:p>
          </table:table-cell>
          <table:table-cell table:style-name="ce2" office:value-type="string" calcext:value-type="string">
            <text:p>web semânt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inacam</text:p>
          </table:table-cell>
          <table:table-cell table:style-name="ce2" office:value-type="string" calcext:value-type="string">
            <text:p>cultu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cnologias da web semântica</text:p>
          </table:table-cell>
          <table:table-cell table:style-name="ce2" office:value-type="string" calcext:value-type="string">
            <text:p>web semânt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cnologias da web semântica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dades de saúde pública de florianópolis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dades de saúde pública de florianópolis</text:p>
          </table:table-cell>
          <table:table-cell table:style-name="ce2" office:value-type="string" calcext:value-type="string">
            <text:p>setor públic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olência contra a mulher</text:p>
          </table:table-cell>
          <table:table-cell table:style-name="ce2" office:value-type="string" calcext:value-type="string">
            <text:p>violênc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olência contra a mulher</text:p>
          </table:table-cell>
          <table:table-cell table:style-name="ce2" office:value-type="string" calcext:value-type="string">
            <text:p>mulh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ualização de dados</text:p>
          </table:table-cell>
          <table:table-cell table:style-name="ce2" office:value-type="string" calcext:value-type="string">
            <text:p>visualiz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 2.0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 scraping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 semântica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 semântica</text:p>
          </table:table-cell>
          <table:table-cell table:style-name="ce2" office:value-type="string" calcext:value-type="string">
            <text:p>semânt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ometria</text:p>
          </table:table-cell>
          <table:table-cell table:style-name="ce2" office:value-type="string" calcext:value-type="string">
            <text:p>infometri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ometria</text:p>
          </table:table-cell>
          <table:table-cell table:style-name="ce2" office:value-type="string" calcext:value-type="string">
            <text:p>we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rkflow de agregação</text:p>
          </table:table-cell>
          <table:table-cell table:style-name="ce2" office:value-type="string" calcext:value-type="string">
            <text:p>workflo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ika vírus</text:p>
          </table:table-cell>
          <table:table-cell table:style-name="ce2" office:value-type="string" calcext:value-type="string">
            <text:p>saúde</text:p>
          </table:table-cell>
          <table:table-cell table:number-columns-repeated="1022"/>
        </table:table-row>
        <table:table-row table:style-name="ro1" table:number-rows-repeated="887">
          <table:table-cell table:style-name="ce3" table:number-columns-repeated="2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adro_20_de_20_termos_20_agrupados" style:display-name="PageStyle_Quadro de termos agrup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dro_20_de_20_termos_20_adicionados" style:display-name="PageStyle_Quadro de termos adicion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9" meta:object-count="0"/>
    <meta:generator>LibreOfficeDev/6.0.5.2$Linux_X86_64 LibreOffice_project/</meta:generator>
  </office:meta>
</office:document-meta>
</file>